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ru" fo:country="RU"/>
    </style:style>
    <style:style style:name="P2" style:family="paragraph" style:parent-style-name="Preformatted_20_Text">
      <style:paragraph-properties fo:margin-top="0in" fo:margin-bottom="0.1965in" style:contextual-spacing="false"/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убликовал новую статью: как я решил [проблему] с помощью [инструмент].</text:p>
      <text:p text:style-name="P1"/>
      <text:p text:style-name="P1">Без воды — только код, кейс и мини-инструмент, который можно протестировать прямо сейчас.</text:p>
      <text:p text:style-name="P1"/>
      <text:p text:style-name="P1">Читай тут: [ссылка] <text:s/></text:p>
      <text:p text:style-name="P1">Подходит для тех, кто учится сам и хочет практику, а не теорию.</text:p>
      <text:p text:style-name="P1"/>
      <text:p text:style-name="P2">P.S. В конце статьи — бонус: [шпаргалка / демо / API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51:44.125000000</meta:creation-date>
    <dc:date>2025-09-15T07:51:59.867000000</dc:date>
    <meta:editing-duration>PT16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5" meta:word-count="47" meta:character-count="298" meta:non-whitespace-character-count="252"/>
  </office:meta>
</office:document-meta>
</file>